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1a31d3"/>
    </style:style>
    <style:style style:name="P2" style:family="paragraph">
      <style:paragraph-properties style:writing-mode="tb-rl"/>
    </style:style>
    <style:style style:name="T1" style:family="text">
      <style:text-properties officeooo:rsid="00199603"/>
    </style:style>
    <style:style style:name="T2" style:family="text">
      <style:text-properties officeooo:rsid="001a31d3"/>
    </style:style>
    <style:style style:name="gr1" style:family="graphic" style:parent-style-name="Frame">
      <style:graphic-properties draw:textarea-horizontal-align="center" draw:textarea-vertical-align="justify" draw:auto-grow-height="false" fo:min-height="9.021cm" fo:min-width="9.6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custom-shape text:anchor-type="paragraph" draw:z-index="0" draw:name="形狀2" draw:style-name="gr1" draw:text-style-name="P2" svg:width="9.623cm" svg:height="9.021cm" svg:x="6.731cm" svg:y="0.037cm"><text:p text:style-name="P1"><text:span text:style-name="T2">中文測試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21:37:25.406000000</meta:creation-date>
    <dc:date>2020-01-12T22:42:00.581000000</dc:date>
    <meta:editing-duration>PT7M39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" meta:word-count="4" meta:character-count="4" meta:non-whitespace-character-count="4"/>
  </office:meta>
</office:document-meta>
</file>